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officeooo:paragraph-rsid="000e6b83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4pt" officeooo:rsid="0012bd5b" officeooo:paragraph-rsid="001a454b" style:font-size-asian="14pt" style:font-size-complex="14pt"/>
    </style:style>
    <style:style style:name="P3" style:family="paragraph" style:parent-style-name="Standard">
      <style:text-properties fo:font-size="14pt" officeooo:rsid="0012bd5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officeooo:rsid="00285f02" officeooo:paragraph-rsid="00285f02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85f02" officeooo:paragraph-rsid="00285f02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32pt" officeooo:rsid="00285f02" officeooo:paragraph-rsid="00285f02" style:font-size-asian="32pt" style:font-size-complex="32pt"/>
    </style:style>
    <style:style style:name="P7" style:family="paragraph" style:parent-style-name="Standard">
      <style:paragraph-properties fo:text-align="center" style:justify-single-word="false"/>
      <style:text-properties fo:font-size="40pt" fo:font-weight="bold" officeooo:rsid="00285f02" officeooo:paragraph-rsid="00285f02" style:font-size-asian="40pt" style:font-weight-asian="bold" style:font-size-complex="40pt" style:font-weight-complex="bold"/>
    </style:style>
    <style:style style:name="T1" style:family="text">
      <style:text-properties officeooo:rsid="0014a0c8"/>
    </style:style>
    <style:style style:name="T2" style:family="text">
      <style:text-properties officeooo:rsid="0017fb8b"/>
    </style:style>
    <style:style style:name="T3" style:family="text">
      <style:text-properties officeooo:rsid="001f3b84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cf140" style:font-size-asian="14pt" style:font-size-complex="14pt"/>
    </style:style>
    <style:style style:name="T6" style:family="text">
      <style:text-properties fo:font-size="14pt" officeooo:rsid="00234ae8" style:font-size-asian="14pt" style:font-size-complex="14pt"/>
    </style:style>
    <style:style style:name="T7" style:family="text">
      <style:text-properties officeooo:rsid="0023c9c3"/>
    </style:style>
    <style:style style:name="T8" style:family="text">
      <style:text-properties officeooo:rsid="00256482"/>
    </style:style>
    <style:style style:name="T9" style:family="text">
      <style:text-properties officeooo:rsid="0025df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"/></text:p>
      <text:p text:style-name="P5"><text:span text:style-name="T5">L</text:span><text:span text:style-name="T4">M. KIM LONG</text:span></text:p>
      <text:p text:style-name="P4"><text:span text:style-name="T4">KỶ NIỆM KIM KHÁNH LINH MỤC</text:span></text:p>
      <text:p text:style-name="P4"><text:span text:style-name="T4">1968-2018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6">CA LÊN ĐI</text:p>
      <text:p text:style-name="P7">TUYỂN TẬP HỢP C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2291in" fo:margin-right="1.2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7:11:47.534755946</meta:creation-date>
    <dc:date>2021-11-26T21:43:20.624000000</dc:date>
    <meta:editing-duration>PT8H34M30S</meta:editing-duration>
    <meta:editing-cycles>29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5" meta:word-count="17" meta:character-count="72" meta:non-whitespace-character-count="60"/>
  </office:meta>
</office:document-meta>
</file>